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6.5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ce5cd" fo:padding="0.0694in" fo:border="1pt solid #000000">
        <style:background-image/>
      </style:table-cell-properties>
    </style:style>
    <style:style style:name="Table2" style:family="table">
      <style:table-properties style:width="6.5in" fo:margin-left="0in" fo:margin-top="0in" fo:margin-bottom="0in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ce5cd" fo:padding="0.0694in" fo:border="1pt solid #000000">
        <style:background-image/>
      </style:table-cell-properties>
    </style:style>
    <style:style style:name="Table2.A2" style:family="table-cell">
      <style:table-cell-properties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ce5cd" fo:padding="0.0694in" fo:border="1pt solid #000000">
        <style:background-image/>
      </style:table-cell-properties>
    </style:style>
    <style:style style:name="Table3.A2" style:family="table-cell">
      <style:table-cell-properties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6.5in" fo:margin-left="0in" fo:margin-top="0in" fo:margin-bottom="0in" table:align="left" style:writing-mode="lr-tb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ce5cd" fo:padding="0.0694in" fo:border="1pt solid #000000">
        <style:background-image/>
      </style:table-cell-properties>
    </style:style>
    <style:style style:name="Table4.A2" style:family="table-cell">
      <style:table-cell-properties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6.5in" fo:margin-left="0in" fo:margin-top="0in" fo:margin-bottom="0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ce5cd" fo:padding="0.0694in" fo:border="1pt solid #000000">
        <style:background-image/>
      </style:table-cell-properties>
    </style:style>
    <style:style style:name="Table5.A2" style:family="table-cell">
      <style:table-cell-properties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.5in" fo:margin-left="0in" fo:margin-top="0in" fo:margin-bottom="0in" table:align="left" style:writing-mode="lr-tb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ce5cd" fo:padding="0.0694in" fo:border="1pt solid #000000">
        <style:background-image/>
      </style:table-cell-properties>
    </style:style>
    <style:style style:name="Table6.A2" style:family="table-cell">
      <style:table-cell-properties fo:background-color="transparent" fo:padding="0.0694in" fo:border="1pt solid #000000">
        <style:background-image/>
      </style:table-cell-properties>
    </style:style>
    <style:style style:name="P1" style:family="paragraph" style:parent-style-name="Standard">
      <style:text-properties officeooo:rsid="0008f426" officeooo:paragraph-rsid="0008f426"/>
    </style:style>
    <style:style style:name="P2" style:family="paragraph" style:parent-style-name="Standard">
      <style:text-properties style:font-name="Calibri" fo:language="en" fo:country="US" fo:font-weight="bold" officeooo:rsid="0008f426" officeooo:paragraph-rsid="0008f426" style:font-name-asian="Calibri1" style:font-weight-asian="bold" style:font-name-complex="Calibri1"/>
    </style:style>
    <style:style style:name="P3" style:family="paragraph" style:parent-style-name="Standard">
      <style:paragraph-properties fo:margin-top="0in" fo:margin-bottom="0in" loext:contextual-spacing="false" fo:line-height="100%" fo:padding="0in" fo:border="none"/>
      <style:text-properties officeooo:rsid="0008f426" officeooo:paragraph-rsid="0008f426"/>
    </style:style>
    <style:style style:name="P4" style:family="paragraph" style:parent-style-name="Standard">
      <style:paragraph-properties fo:margin-top="0in" fo:margin-bottom="0in" loext:contextual-spacing="false" fo:line-height="100%" fo:padding="0in" fo:border="none"/>
      <style:text-properties style:font-name="Calibri" fo:language="en" fo:country="US" officeooo:rsid="0008f426" officeooo:paragraph-rsid="0008f426" style:font-name-asian="Calibri1" style:font-name-complex="Calibri1"/>
    </style:style>
    <style:style style:name="P5" style:family="paragraph" style:parent-style-name="Standard">
      <style:paragraph-properties fo:margin-top="0in" fo:margin-bottom="0in" loext:contextual-spacing="false" fo:line-height="100%" fo:padding="0in" fo:border="none"/>
      <style:text-properties style:font-name="Calibri" fo:language="en" fo:country="US" fo:font-weight="normal" officeooo:rsid="0008f426" officeooo:paragraph-rsid="0008f426" style:font-name-asian="Calibri1" style:font-weight-asian="normal" style:font-name-complex="Calibri1" style:font-weight-complex="normal"/>
    </style:style>
    <style:style style:name="P6" style:family="paragraph" style:parent-style-name="Standard">
      <style:paragraph-properties fo:margin-top="0in" fo:margin-bottom="0in" loext:contextual-spacing="false" fo:line-height="100%" fo:padding="0in" fo:border="none"/>
      <style:text-properties style:font-name="Calibri" fo:language="bg" fo:country="BG" officeooo:rsid="0008f426" officeooo:paragraph-rsid="0008f426" style:font-name-asian="Calibri1" style:font-name-complex="Calibri1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3 – Компютърен вирус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text:span text:style-name="T2">Какъв тип ще бъде вирусът (червей, троянски кон, дропът, бомба и тн.?)</text:span></text:p>
          </table:table-cell>
        </table:table-row>
        <table:table-row table:style-name="Table2.1">
          <table:table-cell table:style-name="Table2.A2" office:value-type="string">
            <text:p text:style-name="P4">Най- добрият вариант според мен е пускането на Троянски кон. Злонамереният софтуер ще бъде обвит в “добронамерен” чип тунинг, който се инсталира посредством няколко бутона “NEXT”. Чипа ще бута мощността на колата по избор – от 50 коня до 300 коня добавена мощност. </text:p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2">Ако вирусът се окаже провал ?</text:span></text:p>
          </table:table-cell>
        </table:table-row>
        <table:table-row table:style-name="Table3.1">
          <table:table-cell table:style-name="Table3.A2" office:value-type="string">
            <text:p text:style-name="P6">Ако вирусът се окаже провал и колите започнат да правят точно противоположното на идеята- да се подчиняват изцяло на собствениците си, дори да проявяват чувства и симпатии към тях. В този случай, автомобилите ще започнат да се влюбват в собствениците си и да бъдат твърде настоятелни и натрапчиви, но поради невъзможната любов между човек и робот ще избухне скандал от световен мащаб и света ще бъде затрит в още по- ранен етап от нашия пъклен план.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Ако живота на село не се хареса на хората ? </text:p>
          </table:table-cell>
        </table:table-row>
        <table:table-row table:style-name="Table4.1">
          <table:table-cell table:style-name="Table4.A2" office:value-type="string">
            <text:p text:style-name="P3"><text:span text:style-name="T1">Предварително ще измислим и създадем неща, които биха били развлечения за хората на село. Това ще ги привлече към селския живот и ще задържи вниманието им за нужното време до осъществяването на нашия план .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>Ако банките вече са обрани от някого преди нас ?</text:p>
          </table:table-cell>
        </table:table-row>
        <table:table-row table:style-name="Table5.1">
          <table:table-cell table:style-name="Table5.A2" office:value-type="string">
            <text:p text:style-name="P5">Ще се пренасоча към друг тип власт – силовата. Ще обера всички военни съоражения, ще създам смут между хората на селата и ще ги привлека в армията си.</text:p>
          </table:table-cell>
        </table:table-row>
      </table:table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">Ако роботите убийци се обърнат срещу нас и нашия пъклен план?</text:p>
          </table:table-cell>
        </table:table-row>
        <text:soft-page-break/>
        <table:table-row table:style-name="Table6.1">
          <table:table-cell table:style-name="Table6.A2" office:value-type="string">
            <text:p text:style-name="P4">Тук вече е истински плашещият въпрос. В този случай ще разчитаме единствено на нашия вирус, които би могъл да ги накара да се влюбят в нас и да заживеем щастливо и хармонично .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fo:language="bg" fo:country="BG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ail Petrov</meta:initial-creator>
    <meta:editing-cycles>2</meta:editing-cycles>
    <meta:creation-date>2020-10-21T11:40:00</meta:creation-date>
    <dc:date>2021-11-08T13:19:26.244609448</dc:date>
    <meta:editing-duration>PT17M6S</meta:editing-duration>
    <meta:generator>LibreOffice/6.4.7.2$Linux_X86_64 LibreOffice_project/40$Build-2</meta:generator>
    <meta:document-statistic meta:table-count="6" meta:image-count="0" meta:object-count="0" meta:page-count="2" meta:paragraph-count="11" meta:word-count="265" meta:character-count="1518" meta:non-whitespace-character-count="12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